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fo:color="#ffffff"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17cm" svg:height="15.5cm" svg:x="2cm" svg:y="6.5cm">
          <text:p text:style-name="P1"><text:span text:style-name="T1">WEB Contain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2" draw:layer="layout" svg:width="11cm" svg:height="7cm" svg:x="2.5cm" svg:y="14.5cm">
          <text:p text:style-name="P2"><text:span text:style-name="T2">ServiceMix (ESB)</text:span></text:p>
        </draw:rect>
        <draw:rect draw:style-name="gr3" draw:text-style-name="P2" draw:layer="layout" svg:width="4.5cm" svg:height="7cm" svg:x="14cm" svg:y="14.5cm">
          <text:p text:style-name="P3"><text:span text:style-name="T2">GeoServer</text:span></text:p>
        </draw:rect>
        <draw:rect draw:style-name="gr4" draw:text-style-name="P2" draw:layer="layout" svg:width="15cm" svg:height="2.5cm" svg:x="3cm" svg:y="7cm">
          <text:p text:style-name="P3"><text:span text:style-name="T2">UI</text:span></text:p>
        </draw:rect>
        <draw:custom-shape draw:style-name="gr5" draw:text-style-name="P2" draw:layer="layout" svg:width="7cm" svg:height="3.5cm" svg:x="7.5cm" svg:y="24cm">
          <text:p text:style-name="P3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3" draw:layer="layout" svg:x1="11cm" svg:y1="22cm" svg:x2="11cm" svg:y2="24.5cm">
          <text:p/>
        </draw:line>
        <draw:ellipse draw:style-name="gr7" draw:text-style-name="P2" draw:layer="layout" svg:width="4.5cm" svg:height="2.5cm" svg:x="3cm" svg:y="18.5cm">
          <text:p text:style-name="P2"><text:span text:style-name="T2">Quartz</text:span></text:p>
          <text:p text:style-name="P2"><text:span text:style-name="T2">Scheduler</text:span></text:p>
          <text:p text:style-name="P2"><text:span text:style-name="T2">Service</text:span></text:p>
        </draw:ellipse>
        <draw:ellipse draw:style-name="gr7" draw:text-style-name="P2" draw:layer="layout" svg:width="4.5cm" svg:height="2.5cm" svg:x="8.5cm" svg:y="18.5cm">
          <text:p text:style-name="P2"><text:span text:style-name="T2">Geom</text:span></text:p>
          <text:p text:style-name="P2"><text:span text:style-name="T2">Compare</text:span></text:p>
          <text:p text:style-name="P2"><text:span text:style-name="T2">Service</text:span></text:p>
        </draw:ellipse>
        <draw:line draw:style-name="gr8" draw:text-style-name="P3" draw:layer="layout" svg:x1="13cm" svg:y1="19.777cm" svg:x2="15cm" svg:y2="19.5cm">
          <text:p/>
        </draw:line>
        <draw:ellipse draw:style-name="gr7" draw:text-style-name="P2" draw:layer="layout" svg:width="2.5cm" svg:height="1.5cm" svg:x="15cm" svg:y="18.8cm">
          <text:p text:style-name="P2"><text:span text:style-name="T2">WFS</text:span></text:p>
        </draw:ellipse>
        <draw:rect draw:style-name="gr7" draw:text-style-name="P4" draw:layer="layout" svg:width="4cm" svg:height="1cm" svg:x="4cm" svg:y="14cm">
          <text:p text:style-name="P3"><text:span text:style-name="T3">HTTP Provider</text:span></text:p>
        </draw:rect>
        <draw:rect draw:style-name="gr7" draw:text-style-name="P4" draw:layer="layout" svg:width="4cm" svg:height="1cm" svg:x="8.5cm" svg:y="14cm">
          <text:p text:style-name="P3"><text:span text:style-name="T3">HTTP Consumer</text:span></text:p>
        </draw:rect>
        <draw:line draw:style-name="gr8" draw:text-style-name="P3" draw:layer="layout" svg:x1="9.193cm" svg:y1="18.88cm" svg:x2="6cm" svg:y2="15cm">
          <text:p/>
        </draw:line>
        <draw:line draw:style-name="gr8" draw:text-style-name="P3" draw:layer="layout" svg:x1="6cm" svg:y1="14cm" svg:x2="4.08cm" svg:y2="9.5cm">
          <text:p/>
        </draw:line>
        <draw:line draw:style-name="gr8" draw:text-style-name="P3" draw:layer="layout" svg:x1="15.426cm" svg:y1="9.5cm" svg:x2="12.152cm" svg:y2="14cm">
          <text:p/>
        </draw:line>
        <draw:line draw:style-name="gr8" draw:text-style-name="P3" draw:layer="layout" svg:x1="11.435cm" svg:y1="15cm" svg:x2="10.852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io Fabiani</meta:initial-creator>
    <meta:creation-date>2009-09-18T12:55:06.88</meta:creation-date>
    <dc:date>2009-09-18T15:09:10.67</dc:date>
    <dc:creator>Alessio Fabiani</dc:creator>
    <meta:editing-duration>PT01H58M53S</meta:editing-duration>
    <meta:editing-cycles>1</meta:editing-cycles>
    <meta:document-statistic meta:object-count="16"/>
    <meta:generator>OpenOffice.org/3.1$Win32 OpenOffice.org_project/310m19$Build-9420</meta:generator>
  </office:meta>
</office:document-meta>
</file>